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5.886cm" style:use-optimal-column-width="false"/>
    </style:style>
    <style:style style:name="co2" style:family="table-column">
      <style:table-column-properties style:column-width="5.914cm" style:use-optimal-column-width="false"/>
    </style:style>
    <style:style style:name="ro1" style:family="table-row">
      <style:table-row-properties style:row-height="4.174cm"/>
    </style:style>
    <style:style style:name="ro2" style:family="table-row">
      <style:table-row-properties style:row-height="4.182cm"/>
    </style:style>
    <style:style style:name="ce1" style:family="table-cell">
      <style:graphic-properties style:repeat="repeat"/>
    </style:style>
    <style:style style:name="P1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7.115cm" svg:height="33.399cm" svg:x="17.256cm" svg:y="8.7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7.482cm" svg:height="14.453cm" svg:x="27.035cm" svg:y="45.069cm">
          <draw:text-box>
            <text:p><text:span text:style-name="T1">|C + C'| = | R + R'|</text:span></text:p>
            <text:p><text:span text:style-name="T1"/></text:p>
            <text:p><text:span text:style-name="T1">(C + C') = (R + R')</text:span></text:p>
            <text:p><text:span text:style-name="T1">(C – C') = (R + R')</text:span></text:p>
            <text:p><text:span text:style-name="T1">(C + C') = (R – R')</text:span></text:p>
            <text:p><text:span text:style-name="T1">(C – C') = (R – R'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19:46.500288000</meta:creation-date>
    <dc:date>2014-11-05T13:25:11.667619000</dc:date>
    <meta:editing-duration>P0D</meta:editing-duration>
    <meta:editing-cycles>1</meta:editing-cycles>
    <meta:document-statistic meta:object-count="2"/>
    <meta:generator>LibreOffice/4.2.5.2$MacOSX_X86_64 LibreOffice_project/61cb170a04bb1f12e77c884eab9192be736ec5f5</meta:generator>
  </office:meta>
</office:document-meta>
</file>